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a10c2"/>
    </style:style>
    <style:style style:name="T2" style:family="text">
      <style:text-properties officeooo:rsid="000b19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# Titre du projet</text:p>
      <text:p text:style-name="Preformatted_20_Text"/>
      <text:p text:style-name="Preformatted_20_Text">Prédire le prix d’une habitation qu’on veut mettre en location dans la plateforme Airbnb</text:p>
      <text:p text:style-name="Preformatted_20_Text"/>
      <text:p text:style-name="Preformatted_20_Text"/>
      <text:p text:style-name="Preformatted_20_Text">## Roadmap</text:p>
      <text:p text:style-name="Preformatted_20_Text"/>
      <text:p text:style-name="Preformatted_20_Text">- Créer le structure Logement</text:p>
      <text:p text:style-name="Preformatted_20_Text">- Lire le fichier csv</text:p>
      <text:p text:style-name="Preformatted_20_Text">- Créer le tableau des logements</text:p>
      <text:p text:style-name="Preformatted_20_Text">- Créer la fonction pour calculer la distance</text:p>
      <text:p text:style-name="Preformatted_20_Text">- <text:span text:style-name="T2">Créer la fonction randomiser</text:span></text:p>
      <text:p text:style-name="Preformatted_20_Text">- Créer la fonction pour trier le tableau</text:p>
      <text:p text:style-name="Preformatted_20_Text"/>
      <text:p text:style-name="Preformatted_20_Text"/>
      <text:p text:style-name="Preformatted_20_Text">## Lancer le programme</text:p>
      <text:p text:style-name="Preformatted_20_Text"/>
      <text:p text:style-name="Preformatted_20_Text">pour lancer le programme</text:p>
      <text:p text:style-name="Preformatted_20_Text"/>
      <text:p text:style-name="Preformatted_20_Text">```bash</text:p>
      <text:p text:style-name="Preformatted_20_Text"><text:s text:c="2"/>utiliser le makefile: <text:span text:style-name="T1">make puis ./prog dans la console</text:span></text:p>
      <text:p text:style-name="Preformatted_20_Text">```</text:p>
      <text:p text:style-name="Preformatted_20_Text"/>
      <text:p text:style-name="Preformatted_20_Text"/>
      <text:p text:style-name="Preformatted_20_Text">## Leçons</text:p>
      <text:p text:style-name="Preformatted_20_Text"/>
      <text:p text:style-name="Preformatted_20_Text">Approfondir nos connaissances en C notammennt les stuctures ,les tableaux et lire un fichier csv en C. </text:p>
      <text:p text:style-name="Preformatted_20_Text"/>
      <text:p text:style-name="Preformatted_20_Text">## Remerciements</text:p>
      <text:p text:style-name="Preformatted_20_Text"/>
      <text:p text:style-name="Preformatted_20_Text"><text:s/>- [openclassrooms](https://openclassrooms.com/fr/paths?&amp;utm_source=google&amp;utm_medium=cpc&amp;utm_campaign=paidsearch_google_fr_fr_b2c_s_bra_no-study-field_200602_00&amp;gclid=CjwKCAiAv9ucBhBXEiwA6N8nYFTXTL4KD6_WbMyQFF5RSLaolPVDgo_-DoCxWleOZAnD3ttSEK2ErhoCiOEQAvD_BwE&amp;gclsrc=aw.ds)</text:p>
      <text:p text:style-name="Preformatted_20_Text"><text:s/>- [w3schools](https://www.w3schools.com/)</text:p>
      <text:p text:style-name="Preformatted_20_Text"/>
      <text:p text:style-name="Preformatted_20_Text">## Feedback</text:p>
      <text:p text:style-name="Preformatted_20_Text"/>
      <text:p text:style-name="Preformatted_20_Text"/>
      <text:p text:style-name="Preformatted_20_Text">Si vous avez des commentaires, veuillez nous contacter à morgankero@cy-tech.fr</text:p>
      <text:p text:style-name="Preformatted_20_Text"><text:s/>jumelpaul@cy-tech.fr</text:p>
      <text:p text:style-name="Preformatted_20_Text">## Auteurs</text:p>
      <text:p text:style-name="Preformatted_20_Text"/>
      <text:p text:style-name="Preformatted_20_Text">- @JUMEL Paul</text:p>
      <text:p text:style-name="Preformatted_20_Text">- @MORGAN Kerolos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12T19:16:57.016138566</dc:date>
    <meta:editing-duration>PT4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5" meta:word-count="122" meta:character-count="1018" meta:non-whitespace-character-count="915"/>
  </office:meta>
</office:document-meta>
</file>